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officeooo:rsid="000c5748" officeooo:paragraph-rsid="000c5748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text-properties officeooo:rsid="000c5748" officeooo:paragraph-rsid="000c5748"/>
    </style:style>
    <style:style style:name="P4" style:family="paragraph" style:parent-style-name="Table_20_Contents">
      <style:text-properties officeooo:rsid="000e091d" officeooo:paragraph-rsid="000e091d"/>
    </style:style>
    <style:style style:name="P5" style:family="paragraph" style:parent-style-name="Table_20_Contents">
      <style:paragraph-properties style:writing-mode="lr-tb"/>
    </style:style>
    <style:style style:name="P6" style:family="paragraph" style:parent-style-name="Table_20_Contents">
      <style:paragraph-properties style:writing-mode="lr-tb"/>
      <style:text-properties style:font-name="sans-serif" fo:font-size="9.75pt"/>
    </style:style>
    <style:style style:name="P7" style:family="paragraph" style:parent-style-name="Table_20_Contents">
      <style:paragraph-properties style:writing-mode="lr-tb"/>
      <style:text-properties style:font-name="sans-serif" fo:font-size="8.25pt"/>
    </style:style>
    <style:style style:name="P8" style:family="paragraph" style:parent-style-name="Table_20_Contents">
      <style:text-properties officeooo:rsid="000ef400" officeooo:paragraph-rsid="000ef400"/>
    </style:style>
    <style:style style:name="T1" style:family="text">
      <style:text-properties style:font-name="sans-serif" fo:font-size="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Un negocio, producto o idea que te guste</text:p>
            <text:p text:style-name="P2">o te parezca diferente, novedoso, etc.</text:p>
          </table:table-cell>
          <table:table-cell table:style-name="Tabla1.A1" office:value-type="string">
            <text:p text:style-name="P3">Productos como ChatGPT que ayudan a todos con dudas o ayudando en su trabajo.</text:p>
          </table:table-cell>
        </table:table-row>
        <table:table-row>
          <table:table-cell table:style-name="Tabla1.A1" office:value-type="string">
            <text:p text:style-name="P2">Una idea de negocio que no esté en tu</text:p>
            <text:p text:style-name="P2">localidad y te gustaría tener</text:p>
          </table:table-cell>
          <table:table-cell table:style-name="Tabla1.A1" office:value-type="string">
            <text:p text:style-name="P4">Negocios de alimentación 24/7. Ya que los domingos por ejemplo si se necesitan no hay.</text:p>
          </table:table-cell>
        </table:table-row>
        <table:table-row>
          <table:table-cell table:style-name="Tabla1.A1" office:value-type="string">
            <text:p text:style-name="P2">¿Conoces a alguien que tenga una</text:p>
            <text:p text:style-name="P2">empresa (da igual de lo que sea), cómo</text:p>
            <text:p text:style-name="P2">es?</text:p>
          </table:table-cell>
          <table:table-cell table:style-name="Tabla1.A1" office:value-type="string">
            <text:p text:style-name="P4">Varios familiares tienen bares y discotecas.</text:p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5"><text:span text:style-name="T1">Crees que cambian los gustos</text:span><text:line-break/><text:span text:style-name="T1">de los clientes?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6">Quién compra...</text:p>
          </table:table-cell>
          <table:table-cell table:style-name="Tabla2.A1" office:value-type="string">
            <text:p text:style-name="P5"><text:span text:style-name="T1">Edad, sexo y situación</text:span><text:line-break/><text:span text:style-name="T1">familiar</text:span></text:p>
          </table:table-cell>
          <table:table-cell table:style-name="Tabla2.A1" office:value-type="string">
            <text:p text:style-name="P5"><text:span text:style-name="T1">Situación económica (alta,</text:span><text:line-break/><text:span text:style-name="T1">media, baja)</text:span></text:p>
          </table:table-cell>
          <table:table-cell table:style-name="Tabla2.A1" office:value-type="string">
            <text:p text:style-name="P7">Gustos, preferencias, hobbies....</text:p>
          </table:table-cell>
        </table:table-row>
        <table:table-row>
          <table:table-cell table:style-name="Tabla2.A1" office:value-type="string">
            <text:p text:style-name="P5"><text:span text:style-name="T1">Opel Zafira</text:span></text:p>
          </table:table-cell>
          <table:table-cell table:style-name="Tabla2.A1" office:value-type="string">
            <text:p text:style-name="P8">Personas de mediana edad con hijos que necesitan espacio.</text:p>
          </table:table-cell>
          <table:table-cell table:style-name="Tabla2.A1" office:value-type="string">
            <text:p text:style-name="P8">Familias de clase media.</text:p>
          </table:table-cell>
          <table:table-cell table:style-name="Tabla2.A1" office:value-type="string">
            <text:p text:style-name="P8">Planes en familia.</text:p>
          </table:table-cell>
        </table:table-row>
        <table:table-row>
          <table:table-cell table:style-name="Tabla2.A1" office:value-type="string">
            <text:p text:style-name="P7">Ford Fiesta</text:p>
          </table:table-cell>
          <table:table-cell table:style-name="Tabla2.A1" office:value-type="string">
            <text:p text:style-name="P8">Jóvenes sin familia que no necesitan tanto espacio.</text:p>
          </table:table-cell>
          <table:table-cell table:style-name="Tabla2.A1" office:value-type="string">
            <text:p text:style-name="P8">Jóvenes de clase media o baja</text:p>
          </table:table-cell>
          <table:table-cell table:style-name="Tabla2.A1" office:value-type="string">
            <text:p text:style-name="P8">Salir con amigos, divertirse...</text:p>
          </table:table-cell>
        </table:table-row>
        <table:table-row>
          <table:table-cell table:style-name="Tabla2.A1" office:value-type="string">
            <text:p text:style-name="P5"><text:span text:style-name="T1">Mercedes</text:span><text:line-break/><text:span text:style-name="T1">clase E</text:span></text:p>
          </table:table-cell>
          <table:table-cell table:style-name="Tabla2.A1" office:value-type="string">
            <text:p text:style-name="P8">Personas de mediana edad con o sin familia</text:p>
          </table:table-cell>
          <table:table-cell table:style-name="Tabla2.A1" office:value-type="string">
            <text:p text:style-name="P8">Clase alta.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5"><text:span text:style-name="T1">¿Conoces alguna “tribu urbana” o estilo de vida, que tenga</text:span><text:line-break/><text:span text:style-name="T1">unas necesidades y gustos especiales? ¿o alguna tendencia</text:span><text:line-break/><text:span text:style-name="T1">como, por ejemplo, la vida sana?</text:span>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2:11.242543777</meta:creation-date>
    <dc:date>2023-09-18T17:25:05.517147617</dc:date>
    <meta:editing-duration>PT22M52S</meta:editing-duration>
    <meta:editing-cycles>4</meta:editing-cycles>
    <meta:generator>LibreOffice/7.4.7.2$Linux_X86_64 LibreOffice_project/40$Build-2</meta:generator>
    <meta:document-statistic meta:table-count="2" meta:image-count="0" meta:object-count="0" meta:page-count="1" meta:paragraph-count="28" meta:word-count="177" meta:character-count="1047" meta:non-whitespace-character-count="898"/>
  </office:meta>
</office:document-meta>
</file>